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24895833333333cm" style:use-optimal-column-width="true"/>
    </style:style>
    <style:style style:name="co13" style:family="table-column">
      <style:table-column-properties fo:break-before="auto" style:column-width="1.5345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0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yamaha.com/en/musical_instrument_guide/flute/play/play002.html</text:span><text:span text:style-name="T2"/></text:p>
              <text:p><text:span text:style-name="T2">http://flute.fingerings.info/howto.html#models</text:span><text:span text:style-name="T2"/></text:p>
              <text:p><text:span text:style-name="T2"/></text:p>
              <text:p><text:span text:style-name="T2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1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wfg.woodwind.org/flute/fl_alt_4.html</text:span><text:span text:style-name="T2"/></text:p>
              <text:p><text:span text:style-name="T2">http://flute.fingerings.info/</text:span><text:span text:style-name="T2"/></text:p>
              <text:p><text:span text:style-name="T2">https://newt.phys.unsw.edu.au/music/flute/</text:span><text:span text:style-name="T2"/></text:p>
              <text:p><text:span text:style-name="T2"/></text:p>
              <text:p><text:span text:style-name="T2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7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table-column table:style-name="co1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2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dolmetsch.com/textfingeringchart.htm</text:span><text:span text:style-name="T2"/></text:p>
              <text:p><text:span text:style-name="T2">http://www.recorder-fingerings.com/en/F.php?t=aBar.1S.3a</text:span><text:span text:style-name="T2"/></text:p>
              <text:p><text:span text:style-name="T2">https://www.wfg.woodwind.org/recorder/rec_bas_1.html</text:span><text:span text:style-name="T2"/></text:p>
              <text:p><text:span text:style-name="T2">http://www.flute-a-bec.com/tablaturgb.html</text:span><text:span text:style-name="T2"/></text:p>
              <text:p><text:span text:style-name="T2"/></text:p>
              <text:p><text:span text:style-name="T2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Tin_Whistle" table:style-name="ta1">
        <table:table-column table:style-name="co1" table:number-columns-repeated="4" table:default-cell-style-name="ce1"/>
        <table:table-column table:style-name="co1" table:default-cell-style-name="ce1" table:visibility="collapse"/>
        <table:table-column table:style-name="co1" table:number-columns-repeated="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OverblownOctave1</text:p>
          </table:table-cell>
          <table:table-cell office:value-type="string" table:style-name="ce3">
            <text:p>OverblownOctave2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43D</text:p>
          </table:table-cell>
          <table:table-cell office:value-type="string" table:style-name="ce4">
            <text:p>\uE43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3C0\uE3C3\uE3C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L3]-69)/12)*440" table:style-name="ce4">
            <text:p><text:s/>587<text:s/></text:p>
          </table:table-cell>
          <table:table-cell office:value-type="string" office:string-value="\uE3CF\uE3D1\uE3D2\uE3D3\uE3D5\uE3D6" table:formula="of:=COM.MICROSOFT.CONCAT([.B3:.J3])" table:style-name="ce5">
            <text:p>\uE3CF\uE3D1\uE3D2\uE3D3\uE3D5\uE3D6</text:p>
          </table:table-cell>
          <table:table-cell office:value-type="string" office:string-value="'\uE3CF\uE3D1\uE3D2\uE3D3\uE3D5\uE3D6'," table:formula="of:=&quot;'&quot;&amp;[.N3]&amp;&quot;',&quot;" table:style-name="ce1">
            <text:p>'\uE3CF\uE3D1\uE3D2\uE3D3\uE3D5\uE3D6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E6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L4]-69)/12)*440" table:style-name="ce4">
            <text:p><text:s/>622<text:s/></text:p>
          </table:table-cell>
          <table:table-cell office:value-type="string" office:string-value="\uE3CF\uE3D1\uE3D2\uE3D3\uE3D5\uE3E6" table:formula="of:=COM.MICROSOFT.CONCAT([.B4:.J4])" table:style-name="ce5">
            <text:p>\uE3CF\uE3D1\uE3D2\uE3D3\uE3D5\uE3E6</text:p>
          </table:table-cell>
          <table:table-cell office:value-type="string" office:string-value="'\uE3CF\uE3D1\uE3D2\uE3D3\uE3D5\uE3D6','\uE3CF\uE3D1\uE3D2\uE3D3\uE3D5\uE3E6'," table:formula="of:=[.O3]&amp;&quot;'&quot;&amp;[.N4]&amp;&quot;',&quot;" table:style-name="ce1">
            <text:p>'\uE3CF\uE3D1\uE3D2\uE3D3\uE3D5\uE3D6','\uE3CF\uE3D1\uE3D2\uE3D3\uE3D5\uE3E6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L5]-69)/12)*440" table:style-name="ce4">
            <text:p><text:s/>659<text:s/></text:p>
          </table:table-cell>
          <table:table-cell office:value-type="string" office:string-value="\uE3CF\uE3D1\uE3D2\uE3D3\uE3D5" table:formula="of:=COM.MICROSOFT.CONCAT([.B5:.J5])" table:style-name="ce5">
            <text:p>\uE3CF\uE3D1\uE3D2\uE3D3\uE3D5</text:p>
          </table:table-cell>
          <table:table-cell office:value-type="string" office:string-value="'\uE3CF\uE3D1\uE3D2\uE3D3\uE3D5\uE3D6','\uE3CF\uE3D1\uE3D2\uE3D3\uE3D5\uE3E6','\uE3CF\uE3D1\uE3D2\uE3D3\uE3D5'," table:formula="of:=[.O4]&amp;&quot;'&quot;&amp;[.N5]&amp;&quot;',&quot;" table:style-name="ce1">
            <text:p>'\uE3CF\uE3D1\uE3D2\uE3D3\uE3D5\uE3D6','\uE3CF\uE3D1\uE3D2\uE3D3\uE3D5\uE3E6','\uE3CF\uE3D1\uE3D2\uE3D3\uE3D5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L6]-69)/12)*440" table:style-name="ce4">
            <text:p><text:s/>698<text:s/></text:p>
          </table:table-cell>
          <table:table-cell office:value-type="string" office:string-value="\uE3CF\uE3D1\uE3D2\uE3D3\uE3E5" table:formula="of:=COM.MICROSOFT.CONCAT([.B6:.J6])" table:style-name="ce5">
            <text:p>\uE3CF\uE3D1\uE3D2\uE3D3\uE3E5</text:p>
          </table:table-cell>
          <table:table-cell office:value-type="string" office:string-value="'\uE3CF\uE3D1\uE3D2\uE3D3\uE3D5\uE3D6','\uE3CF\uE3D1\uE3D2\uE3D3\uE3D5\uE3E6','\uE3CF\uE3D1\uE3D2\uE3D3\uE3D5','\uE3CF\uE3D1\uE3D2\uE3D3\uE3E5'," table:formula="of:=[.O5]&amp;&quot;'&quot;&amp;[.N6]&amp;&quot;',&quot;" table:style-name="ce1">
            <text:p>'\uE3CF\uE3D1\uE3D2\uE3D3\uE3D5\uE3D6','\uE3CF\uE3D1\uE3D2\uE3D3\uE3D5\uE3E6','\uE3CF\uE3D1\uE3D2\uE3D3\uE3D5','\uE3CF\uE3D1\uE3D2\uE3D3\uE3E5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L7]-69)/12)*440" table:style-name="ce4">
            <text:p><text:s/>740<text:s/></text:p>
          </table:table-cell>
          <table:table-cell office:value-type="string" office:string-value="\uE3CF\uE3D1\uE3D2\uE3D3" table:formula="of:=COM.MICROSOFT.CONCAT([.B7:.J7])" table:style-name="ce5">
            <text:p>\uE3CF\uE3D1\uE3D2\uE3D3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" table:formula="of:=[.O6]&amp;&quot;'&quot;&amp;[.N7]&amp;&quot;',&quot;" table:style-name="ce1">
            <text:p>'\uE3CF\uE3D1\uE3D2\uE3D3\uE3D5\uE3D6','\uE3CF\uE3D1\uE3D2\uE3D3\uE3D5\uE3E6','\uE3CF\uE3D1\uE3D2\uE3D3\uE3D5','\uE3CF\uE3D1\uE3D2\uE3D3\uE3E5','\uE3CF\uE3D1\uE3D2\uE3D3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L8]-69)/12)*440" table:style-name="ce4">
            <text:p><text:s/>784<text:s/></text:p>
          </table:table-cell>
          <table:table-cell office:value-type="string" office:string-value="\uE3CF\uE3D1\uE3D2" table:formula="of:=COM.MICROSOFT.CONCAT([.B8:.J8])" table:style-name="ce5">
            <text:p>\uE3CF\uE3D1\uE3D2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" table:formula="of:=[.O7]&amp;&quot;'&quot;&amp;[.N8]&amp;&quot;',&quot;" table:style-name="ce1">
            <text:p>'\uE3CF\uE3D1\uE3D2\uE3D3\uE3D5\uE3D6','\uE3CF\uE3D1\uE3D2\uE3D3\uE3D5\uE3E6','\uE3CF\uE3D1\uE3D2\uE3D3\uE3D5','\uE3CF\uE3D1\uE3D2\uE3D3\uE3E5','\uE3CF\uE3D1\uE3D2\uE3D3','\uE3CF\uE3D1\uE3D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L9]-69)/12)*440" table:style-name="ce4">
            <text:p><text:s/>831<text:s/></text:p>
          </table:table-cell>
          <table:table-cell office:value-type="string" office:string-value="\uE3CF\uE3D1\uE3E2" table:formula="of:=COM.MICROSOFT.CONCAT([.B9:.J9])" table:style-name="ce5">
            <text:p>\uE3CF\uE3D1\uE3E2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" table:formula="of:=[.O8]&amp;&quot;'&quot;&amp;[.N9]&amp;&quot;',&quot;" table:style-name="ce1">
            <text:p>'\uE3CF\uE3D1\uE3D2\uE3D3\uE3D5\uE3D6','\uE3CF\uE3D1\uE3D2\uE3D3\uE3D5\uE3E6','\uE3CF\uE3D1\uE3D2\uE3D3\uE3D5','\uE3CF\uE3D1\uE3D2\uE3D3\uE3E5','\uE3CF\uE3D1\uE3D2\uE3D3','\uE3CF\uE3D1\uE3D2','\uE3CF\uE3D1\uE3E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L10]-69)/12)*440" table:style-name="ce4">
            <text:p><text:s/>880<text:s/></text:p>
          </table:table-cell>
          <table:table-cell office:value-type="string" office:string-value="\uE3CF\uE3D1" table:formula="of:=COM.MICROSOFT.CONCAT([.B10:.J10])" table:style-name="ce5">
            <text:p>\uE3CF\uE3D1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" table:formula="of:=[.O9]&amp;&quot;'&quot;&amp;[.N10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E1</text:p>
          </table:table-cell>
          <table:table-cell table:number-columns-repeated="2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L11]-69)/12)*440" table:style-name="ce4">
            <text:p><text:s/>932<text:s/></text:p>
          </table:table-cell>
          <table:table-cell office:value-type="string" office:string-value="\uE3CF\uE3E1" table:formula="of:=COM.MICROSOFT.CONCAT([.B11:.J11])" table:style-name="ce5">
            <text:p>\uE3CF\uE3E1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" table:formula="of:=[.O10]&amp;&quot;'&quot;&amp;[.N11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'\uE3CF\uE3E1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CF</text:p>
          </table:table-cell>
          <table:table-cell table:number-columns-repeated="5" table:style-name="ce1"/>
          <table:table-cell table:number-columns-repeated="2"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L12]-69)/12)*440" table:style-name="ce4">
            <text:p><text:s/>988<text:s/></text:p>
          </table:table-cell>
          <table:table-cell office:value-type="string" office:string-value="\uE3CF" table:formula="of:=COM.MICROSOFT.CONCAT([.B12:.J12])" table:style-name="ce5">
            <text:p>\uE3CF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'\uE3CF'," table:formula="of:=[.O11]&amp;&quot;'&quot;&amp;[.N12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'\uE3CF\uE3E1','\uE3CF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5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L13]-69)/12)*440" table:style-name="ce4">
            <text:p><text:s/>1047<text:s/></text:p>
          </table:table-cell>
          <table:table-cell office:value-type="string" office:string-value="\uE3D1\uE3D2" table:formula="of:=COM.MICROSOFT.CONCAT([.B13:.J13])" table:style-name="ce5">
            <text:p>\uE3D1\uE3D2</text:p>
          </table:table-cell>
          <table:table-cell office:value-type="string" office:string-value="'\uE3D1\uE3D2'," table:formula="of:=&quot;'&quot;&amp;[.N13]&amp;&quot;',&quot;" table:style-name="ce1">
            <text:p>'\uE3D1\uE3D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L14]-69)/12)*440" table:style-name="ce4">
            <text:p><text:s/>1109<text:s/></text:p>
          </table:table-cell>
          <table:table-cell office:value-type="string" office:string-value="" table:formula="of:=COM.MICROSOFT.CONCAT([.B14:.J14])" table:style-name="ce5"/>
          <table:table-cell office:value-type="string" office:string-value="'\uE3D1\uE3D2',''," table:formula="of:=[.O13]&amp;&quot;'&quot;&amp;[.N14]&amp;&quot;',&quot;" table:style-name="ce1">
            <text:p>'\uE3D1\uE3D2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5</text:p>
          </table:table-cell>
          <table:table-cell table:style-name="ce4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L15]-69)/12)*440" table:style-name="ce4">
            <text:p><text:s/>1175<text:s/></text:p>
          </table:table-cell>
          <table:table-cell office:value-type="string" office:string-value="\uE3D1\uE3D2\uE3D3\uE3D5\uE3D6\uE43D" table:formula="of:=COM.MICROSOFT.CONCAT([.B15:.J15])" table:style-name="ce5">
            <text:p>\uE3D1\uE3D2\uE3D3\uE3D5\uE3D6\uE43D</text:p>
          </table:table-cell>
          <table:table-cell office:value-type="string" office:string-value="'\uE3D1\uE3D2','','\uE3D1\uE3D2\uE3D3\uE3D5\uE3D6\uE43D'," table:formula="of:=[.O14]&amp;&quot;'&quot;&amp;[.N15]&amp;&quot;',&quot;" table:style-name="ce1">
            <text:p>'\uE3D1\uE3D2','','\uE3D1\uE3D2\uE3D3\uE3D5\uE3D6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5/E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E6</text:p>
          </table:table-cell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L16]-69)/12)*440" table:style-name="ce4">
            <text:p><text:s/>1245<text:s/></text:p>
          </table:table-cell>
          <table:table-cell office:value-type="string" office:string-value="\uE3CF\uE3D1\uE3D2\uE3D3\uE3D5\uE3E6\uE43D" table:formula="of:=COM.MICROSOFT.CONCAT([.B16:.J16])" table:style-name="ce5">
            <text:p>\uE3CF\uE3D1\uE3D2\uE3D3\uE3D5\uE3E6\uE43D</text:p>
          </table:table-cell>
          <table:table-cell office:value-type="string" office:string-value="'\uE3D1\uE3D2','','\uE3D1\uE3D2\uE3D3\uE3D5\uE3D6\uE43D','\uE3CF\uE3D1\uE3D2\uE3D3\uE3D5\uE3E6\uE43D'," table:formula="of:=[.O15]&amp;&quot;'&quot;&amp;[.N16]&amp;&quot;',&quot;" table:style-name="ce1">
            <text:p>'\uE3D1\uE3D2','','\uE3D1\uE3D2\uE3D3\uE3D5\uE3D6\uE43D','\uE3CF\uE3D1\uE3D2\uE3D3\uE3D5\uE3E6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L17]-69)/12)*440" table:style-name="ce4">
            <text:p><text:s/>1319<text:s/></text:p>
          </table:table-cell>
          <table:table-cell office:value-type="string" office:string-value="\uE3CF\uE3D1\uE3D2\uE3D3\uE3D5\uE43D" table:formula="of:=COM.MICROSOFT.CONCAT([.B17:.J17])" table:style-name="ce5">
            <text:p>\uE3CF\uE3D1\uE3D2\uE3D3\uE3D5\uE43D</text:p>
          </table:table-cell>
          <table:table-cell office:value-type="string" office:string-value="'\uE3D1\uE3D2','','\uE3D1\uE3D2\uE3D3\uE3D5\uE3D6\uE43D','\uE3CF\uE3D1\uE3D2\uE3D3\uE3D5\uE3E6\uE43D','\uE3CF\uE3D1\uE3D2\uE3D3\uE3D5\uE43D'," table:formula="of:=[.O16]&amp;&quot;'&quot;&amp;[.N17]&amp;&quot;',&quot;" table:style-name="ce1">
            <text:p>'\uE3D1\uE3D2','','\uE3D1\uE3D2\uE3D3\uE3D5\uE3D6\uE43D','\uE3CF\uE3D1\uE3D2\uE3D3\uE3D5\uE3E6\uE43D','\uE3CF\uE3D1\uE3D2\uE3D3\uE3D5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L18]-69)/12)*440" table:style-name="ce4">
            <text:p><text:s/>1397<text:s/></text:p>
          </table:table-cell>
          <table:table-cell office:value-type="string" office:string-value="\uE3CF\uE3D1\uE3D2\uE3D3\uE3E5\uE43D" table:formula="of:=COM.MICROSOFT.CONCAT([.B18:.J18])" table:style-name="ce5">
            <text:p>\uE3CF\uE3D1\uE3D2\uE3D3\uE3E5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" table:formula="of:=[.O17]&amp;&quot;'&quot;&amp;[.N18]&amp;&quot;',&quot;" table:style-name="ce1">
            <text:p>'\uE3D1\uE3D2','','\uE3D1\uE3D2\uE3D3\uE3D5\uE3D6\uE43D','\uE3CF\uE3D1\uE3D2\uE3D3\uE3D5\uE3E6\uE43D','\uE3CF\uE3D1\uE3D2\uE3D3\uE3D5\uE43D','\uE3CF\uE3D1\uE3D2\uE3D3\uE3E5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2"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L19]-69)/12)*440" table:style-name="ce4">
            <text:p><text:s/>1480<text:s/></text:p>
          </table:table-cell>
          <table:table-cell office:value-type="string" office:string-value="\uE3CF\uE3D1\uE3D2\uE3D3\uE43D" table:formula="of:=COM.MICROSOFT.CONCAT([.B19:.J19])" table:style-name="ce5">
            <text:p>\uE3CF\uE3D1\uE3D2\uE3D3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" table:formula="of:=[.O18]&amp;&quot;'&quot;&amp;[.N19]&amp;&quot;',&quot;" table:style-name="ce1">
            <text:p>'\uE3D1\uE3D2','','\uE3D1\uE3D2\uE3D3\uE3D5\uE3D6\uE43D','\uE3CF\uE3D1\uE3D2\uE3D3\uE3D5\uE3E6\uE43D','\uE3CF\uE3D1\uE3D2\uE3D3\uE3D5\uE43D','\uE3CF\uE3D1\uE3D2\uE3D3\uE3E5\uE43D','\uE3CF\uE3D1\uE3D2\uE3D3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L20]-69)/12)*440" table:style-name="ce4">
            <text:p><text:s/>1568<text:s/></text:p>
          </table:table-cell>
          <table:table-cell office:value-type="string" office:string-value="\uE3CF\uE3D1\uE3D2\uE43D" table:formula="of:=COM.MICROSOFT.CONCAT([.B20:.J20])" table:style-name="ce5">
            <text:p>\uE3CF\uE3D1\uE3D2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" table:formula="of:=[.O19]&amp;&quot;'&quot;&amp;[.N20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L21]-69)/12)*440" table:style-name="ce4">
            <text:p><text:s/>1661<text:s/></text:p>
          </table:table-cell>
          <table:table-cell office:value-type="string" office:string-value="\uE3CF\uE3D1\uE3E2\uE43D" table:formula="of:=COM.MICROSOFT.CONCAT([.B21:.J21])" table:style-name="ce5">
            <text:p>\uE3CF\uE3D1\uE3E2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" table:formula="of:=[.O20]&amp;&quot;'&quot;&amp;[.N21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4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L22]-69)/12)*440" table:style-name="ce4">
            <text:p><text:s/>1760<text:s/></text:p>
          </table:table-cell>
          <table:table-cell office:value-type="string" office:string-value="\uE3CF\uE3D1\uE43D" table:formula="of:=COM.MICROSOFT.CONCAT([.B22:.J22])" table:style-name="ce5">
            <text:p>\uE3CF\uE3D1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" table:formula="of:=[.O21]&amp;&quot;'&quot;&amp;[.N22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E1</text:p>
          </table:table-cell>
          <table:table-cell table:number-columns-repeated="2" table:style-name="ce1"/>
          <table:table-cell table:style-name="ce4"/>
          <table:table-cell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L23]-69)/12)*440" table:style-name="ce4">
            <text:p><text:s/>1865<text:s/></text:p>
          </table:table-cell>
          <table:table-cell office:value-type="string" office:string-value="\uE3CF\uE3E1\uE43D" table:formula="of:=COM.MICROSOFT.CONCAT([.B23:.J23])" table:style-name="ce5">
            <text:p>\uE3CF\uE3E1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" table:formula="of:=[.O22]&amp;&quot;'&quot;&amp;[.N23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4">
            <text:p>\uE3CF</text:p>
          </table:table-cell>
          <table:table-cell table:number-columns-repeated="5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L24]-69)/12)*440" table:style-name="ce4">
            <text:p><text:s/>1976<text:s/></text:p>
          </table:table-cell>
          <table:table-cell office:value-type="string" office:string-value="\uE3CF\uE43D" table:formula="of:=COM.MICROSOFT.CONCAT([.B24:.J24])" table:style-name="ce5">
            <text:p>\uE3CF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'\uE3CF\uE43D'," table:formula="of:=[.O23]&amp;&quot;'&quot;&amp;[.N24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'\uE3CF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4">
            <text:p>\uE3DF</text:p>
          </table:table-cell>
          <table:table-cell table:number-columns-repeated="5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L25]-69)/12)*440" table:style-name="ce4">
            <text:p><text:s/>2093<text:s/></text:p>
          </table:table-cell>
          <table:table-cell office:value-type="string" office:string-value="\uE3DF\uE43D" table:formula="of:=COM.MICROSOFT.CONCAT([.B25:.J25])" table:style-name="ce5">
            <text:p>\uE3DF\uE43D</text:p>
          </table:table-cell>
          <table:table-cell office:value-type="string" office:string-value="'\uE3DF\uE43D'," table:formula="of:=&quot;'&quot;&amp;[.N25]&amp;&quot;',&quot;" table:style-name="ce1">
            <text:p>'\uE3DF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6/Db6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2" table:style-name="ce1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L26]-69)/12)*440" table:style-name="ce4">
            <text:p><text:s/>2217<text:s/></text:p>
          </table:table-cell>
          <table:table-cell office:value-type="string" office:string-value="\uE3D1\uE3D2\uE3D3\uE43D" table:formula="of:=COM.MICROSOFT.CONCAT([.B26:.J26])" table:style-name="ce5">
            <text:p>\uE3D1\uE3D2\uE3D3\uE43D</text:p>
          </table:table-cell>
          <table:table-cell office:value-type="string" office:string-value="'\uE3DF\uE43D','\uE3D1\uE3D2\uE3D3\uE43D'," table:formula="of:=[.O25]&amp;&quot;'&quot;&amp;[.N26]&amp;&quot;',&quot;" table:style-name="ce1">
            <text:p>'\uE3DF\uE43D','\uE3D1\uE3D2\uE3D3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L27]-69)/12)*440" table:style-name="ce4">
            <text:p><text:s/>2349<text:s/></text:p>
          </table:table-cell>
          <table:table-cell office:value-type="string" office:string-value="\uE3D1\uE3D2\uE3D3\uE3D5\uE3D6\uE43E" table:formula="of:=COM.MICROSOFT.CONCAT([.B27:.J27])" table:style-name="ce5">
            <text:p>\uE3D1\uE3D2\uE3D3\uE3D5\uE3D6\uE43E</text:p>
          </table:table-cell>
          <table:table-cell office:value-type="string" office:string-value="'\uE3DF\uE43D','\uE3D1\uE3D2\uE3D3\uE43D','\uE3D1\uE3D2\uE3D3\uE3D5\uE3D6\uE43E'," table:formula="of:=[.O26]&amp;&quot;'&quot;&amp;[.N27]&amp;&quot;',&quot;" table:style-name="ce1">
            <text:p>'\uE3DF\uE43D','\uE3D1\uE3D2\uE3D3\uE43D','\uE3D1\uE3D2\uE3D3\uE3D5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2" table:style-name="ce4"/>
          <table:table-cell office:value-type="string" table:style-name="ce4">
            <text:p>\uE3D3</text:p>
          </table:table-cell>
          <table:table-cell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L28]-69)/12)*440" table:style-name="ce4">
            <text:p><text:s/>2489<text:s/></text:p>
          </table:table-cell>
          <table:table-cell office:value-type="string" office:string-value="\uE3CF\uE3D1\uE3D3\uE3D6\uE43E" table:formula="of:=COM.MICROSOFT.CONCAT([.B28:.J28])" table:style-name="ce5">
            <text:p>\uE3CF\uE3D1\uE3D3\uE3D6\uE43E</text:p>
          </table:table-cell>
          <table:table-cell office:value-type="string" office:string-value="'\uE3DF\uE43D','\uE3D1\uE3D2\uE3D3\uE43D','\uE3D1\uE3D2\uE3D3\uE3D5\uE3D6\uE43E','\uE3CF\uE3D1\uE3D3\uE3D6\uE43E'," table:formula="of:=[.O27]&amp;&quot;'&quot;&amp;[.N28]&amp;&quot;',&quot;" table:style-name="ce1">
            <text:p>'\uE3DF\uE43D','\uE3D1\uE3D2\uE3D3\uE43D','\uE3D1\uE3D2\uE3D3\uE3D5\uE3D6\uE43E','\uE3CF\uE3D1\uE3D3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L29]-69)/12)*440" table:style-name="ce4">
            <text:p><text:s/>2637<text:s/></text:p>
          </table:table-cell>
          <table:table-cell office:value-type="string" office:string-value="\uE3CF\uE3D1\uE3D2\uE3D3\uE3D5\uE43E" table:formula="of:=COM.MICROSOFT.CONCAT([.B29:.J29])" table:style-name="ce5">
            <text:p>\uE3CF\uE3D1\uE3D2\uE3D3\uE3D5\uE43E</text:p>
          </table:table-cell>
          <table:table-cell office:value-type="string" office:string-value="'\uE3DF\uE43D','\uE3D1\uE3D2\uE3D3\uE43D','\uE3D1\uE3D2\uE3D3\uE3D5\uE3D6\uE43E','\uE3CF\uE3D1\uE3D3\uE3D6\uE43E','\uE3CF\uE3D1\uE3D2\uE3D3\uE3D5\uE43E'," table:formula="of:=[.O28]&amp;&quot;'&quot;&amp;[.N29]&amp;&quot;',&quot;" table:style-name="ce1">
            <text:p>'\uE3DF\uE43D','\uE3D1\uE3D2\uE3D3\uE43D','\uE3D1\uE3D2\uE3D3\uE3D5\uE3D6\uE43E','\uE3CF\uE3D1\uE3D3\uE3D6\uE43E','\uE3CF\uE3D1\uE3D2\uE3D3\uE3D5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L30]-69)/12)*440" table:style-name="ce4">
            <text:p><text:s/>2794<text:s/></text:p>
          </table:table-cell>
          <table:table-cell office:value-type="string" office:string-value="\uE3CF\uE3D1\uE3D2\uE3D3\uE3E5\uE3D6\uE43E" table:formula="of:=COM.MICROSOFT.CONCAT([.B30:.J30])" table:style-name="ce5">
            <text:p>\uE3CF\uE3D1\uE3D2\uE3D3\uE3E5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" table:formula="of:=[.O29]&amp;&quot;'&quot;&amp;[.N30]&amp;&quot;',&quot;" table:style-name="ce1">
            <text:p>'\uE3DF\uE43D','\uE3D1\uE3D2\uE3D3\uE43D','\uE3D1\uE3D2\uE3D3\uE3D5\uE3D6\uE43E','\uE3CF\uE3D1\uE3D3\uE3D6\uE43E','\uE3CF\uE3D1\uE3D2\uE3D3\uE3D5\uE43E','\uE3CF\uE3D1\uE3D2\uE3D3\uE3E5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L31]-69)/12)*440" table:style-name="ce4">
            <text:p><text:s/>2960<text:s/></text:p>
          </table:table-cell>
          <table:table-cell office:value-type="string" office:string-value="\uE3CF\uE3D1\uE3D2\uE3D3\uE3D6\uE43E" table:formula="of:=COM.MICROSOFT.CONCAT([.B31:.J31])" table:style-name="ce5">
            <text:p>\uE3CF\uE3D1\uE3D2\uE3D3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" table:formula="of:=[.O30]&amp;&quot;'&quot;&amp;[.N31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L32]-69)/12)*440" table:style-name="ce4">
            <text:p><text:s/>3136<text:s/></text:p>
          </table:table-cell>
          <table:table-cell office:value-type="string" office:string-value="\uE3CF\uE3D1\uE3D2\uE3D6\uE43E" table:formula="of:=COM.MICROSOFT.CONCAT([.B32:.J32])" table:style-name="ce5">
            <text:p>\uE3CF\uE3D1\uE3D2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'\uE3CF\uE3D1\uE3D2\uE3D6\uE43E'," table:formula="of:=[.O31]&amp;&quot;'&quot;&amp;[.N32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'\uE3CF\uE3D1\uE3D2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L33]-69)/12)*440" table:style-name="ce4">
            <text:p><text:s/>3322<text:s/></text:p>
          </table:table-cell>
          <table:table-cell office:value-type="string" office:string-value="\uE3CF\uE3D1\uE3E2\uE3D6\uE43E" table:formula="of:=COM.MICROSOFT.CONCAT([.B33:.J33])" table:style-name="ce5">
            <text:p>\uE3CF\uE3D1\uE3E2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'\uE3CF\uE3D1\uE3D2\uE3D6\uE43E','\uE3CF\uE3D1\uE3E2\uE3D6\uE43E'," table:formula="of:=[.O32]&amp;&quot;'&quot;&amp;[.N33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'\uE3CF\uE3D1\uE3D2\uE3D6\uE43E','\uE3CF\uE3D1\uE3E2\uE3D6\uE43E',</text:p>
          </table:table-cell>
          <table:table-cell table:number-columns-repeated="16369"/>
        </table:table-row>
        <table:table-row table:number-rows-repeated="1048543" table:style-name="ro1">
          <table:table-cell table:number-columns-repeated="16384"/>
        </table:table-row>
      </table:table>
      <table:table table:name="Xaphoon" table:style-name="ta1">
        <table:table-column table:style-name="co12" table:default-cell-style-name="ce1"/>
        <table:table-column table:style-name="co1" table:number-columns-repeated="6" table:default-cell-style-name="ce1"/>
        <table:table-column table:style-name="co1" table:default-cell-style-name="ce1" table:visibility="collapse"/>
        <table:table-column table:style-name="co1" table:number-columns-repeated="4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HigherOvertone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4th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4thFinger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D7</text:p>
          </table:table-cell>
          <table:table-cell table:style-name="ce10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3C0\uE3C1\uE3C2\uE3C3\uE3C6\uE3C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D7</text:p>
          </table:table-cell>
          <table:table-cell table:style-name="ce10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N3]-69)/12)*440" table:style-name="ce10">
            <text:p><text:s/>247<text:s/></text:p>
          </table:table-cell>
          <table:table-cell office:value-type="string" office:string-value="\uE3CD\uE3CE\uE3CF\uE3D1\uE3D2\uE3D3\uE3D5\uE3D6\uE3D7" table:formula="of:=COM.MICROSOFT.CONCAT([.B3:.L3])" table:style-name="ce5">
            <text:p>\uE3CD\uE3CE\uE3CF\uE3D1\uE3D2\uE3D3\uE3D5\uE3D6\uE3D7</text:p>
          </table:table-cell>
          <table:table-cell office:value-type="string" office:string-value="'\uE3CD\uE3CE\uE3CF\uE3D1\uE3D2\uE3D3\uE3D5\uE3D6\uE3D7'," table:formula="of:=&quot;'&quot;&amp;[.P3]&amp;&quot;',&quot;" table:style-name="ce1">
            <text:p>'\uE3CD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D7</text:p>
          </table:table-cell>
          <table:table-cell table:style-name="ce10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N4]-69)/12)*440" table:style-name="ce10">
            <text:p><text:s/>262<text:s/></text:p>
          </table:table-cell>
          <table:table-cell office:value-type="string" office:string-value="\uE3CD\uE3CE\uE3CF\uE3D1\uE3D2\uE3D3\uE3D5\uE3D6\uE3D7" table:formula="of:=COM.MICROSOFT.CONCAT([.B4:.L4])" table:style-name="ce5">
            <text:p>\uE3CD\uE3CE\uE3CF\uE3D1\uE3D2\uE3D3\uE3D5\uE3D6\uE3D7</text:p>
          </table:table-cell>
          <table:table-cell office:value-type="string" office:string-value="'\uE3CD\uE3CE\uE3CF\uE3D1\uE3D2\uE3D3\uE3D5\uE3D6\uE3D7','\uE3CD\uE3CE\uE3CF\uE3D1\uE3D2\uE3D3\uE3D5\uE3D6\uE3D7'," table:formula="of:=[.Q3]&amp;&quot;'&quot;&amp;[.P4]&amp;&quot;',&quot;" table:style-name="ce1">
            <text:p>'\uE3CD\uE3CE\uE3CF\uE3D1\uE3D2\uE3D3\uE3D5\uE3D6\uE3D7','\uE3CD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#4/D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E7</text:p>
          </table:table-cell>
          <table:table-cell table:style-name="ce10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N5]-69)/12)*440" table:style-name="ce10">
            <text:p><text:s/>277<text:s/></text:p>
          </table:table-cell>
          <table:table-cell office:value-type="string" office:string-value="\uE3CD\uE3CE\uE3CF\uE3D1\uE3D2\uE3D3\uE3D5\uE3D6\uE3E7" table:formula="of:=COM.MICROSOFT.CONCAT([.B5:.L5])" table:style-name="ce5">
            <text:p>\uE3CD\uE3CE\uE3CF\uE3D1\uE3D2\uE3D3\uE3D5\uE3D6\uE3E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" table:formula="of:=[.Q4]&amp;&quot;'&quot;&amp;[.P5]&amp;&quot;',&quot;" table:style-name="ce1">
            <text:p>'\uE3CD\uE3CE\uE3CF\uE3D1\uE3D2\uE3D3\uE3D5\uE3D6\uE3D7','\uE3CD\uE3CE\uE3CF\uE3D1\uE3D2\uE3D3\uE3D5\uE3D6\uE3D7','\uE3CD\uE3CE\uE3CF\uE3D1\uE3D2\uE3D3\uE3D5\uE3D6\uE3E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table:number-columns-repeated="2" table:style-name="ce10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N6]-69)/12)*440" table:style-name="ce10">
            <text:p><text:s/>294<text:s/></text:p>
          </table:table-cell>
          <table:table-cell office:value-type="string" office:string-value="\uE3CD\uE3CE\uE3CF\uE3D1\uE3D2\uE3D3\uE3D5\uE3D6" table:formula="of:=COM.MICROSOFT.CONCAT([.B6:.L6])" table:style-name="ce5">
            <text:p>\uE3CD\uE3CE\uE3CF\uE3D1\uE3D2\uE3D3\uE3D5\uE3D6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" table:formula="of:=[.Q5]&amp;&quot;'&quot;&amp;[.P6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#4/E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table:style-name="ce10"/>
          <table:table-cell office:value-type="string" table:style-name="ce10">
            <text:p>\uE3D7</text:p>
          </table:table-cell>
          <table:table-cell table:style-name="ce10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N7]-69)/12)*440" table:style-name="ce10">
            <text:p><text:s/>311<text:s/></text:p>
          </table:table-cell>
          <table:table-cell office:value-type="string" office:string-value="\uE3CD\uE3CE\uE3CF\uE3D1\uE3D2\uE3D3\uE3D5\uE3D7" table:formula="of:=COM.MICROSOFT.CONCAT([.B7:.L7])" table:style-name="ce5">
            <text:p>\uE3CD\uE3CE\uE3CF\uE3D1\uE3D2\uE3D3\uE3D5\uE3D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" table:formula="of:=[.Q6]&amp;&quot;'&quot;&amp;[.P7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table:number-columns-repeated="3" table:style-name="ce10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N8]-69)/12)*440" table:style-name="ce10">
            <text:p><text:s/>330<text:s/></text:p>
          </table:table-cell>
          <table:table-cell office:value-type="string" office:string-value="\uE3CD\uE3CE\uE3CF\uE3D1\uE3D2\uE3D3\uE3D5" table:formula="of:=COM.MICROSOFT.CONCAT([.B8:.L8])" table:style-name="ce5">
            <text:p>\uE3CD\uE3CE\uE3CF\uE3D1\uE3D2\uE3D3\uE3D5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" table:formula="of:=[.Q7]&amp;&quot;'&quot;&amp;[.P8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table:number-columns-repeated="4" table:style-name="ce10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N9]-69)/12)*440" table:style-name="ce10">
            <text:p><text:s/>349<text:s/></text:p>
          </table:table-cell>
          <table:table-cell office:value-type="string" office:string-value="\uE3CD\uE3CE\uE3CF\uE3D1\uE3D2\uE3D3" table:formula="of:=COM.MICROSOFT.CONCAT([.B9:.L9])" table:style-name="ce5">
            <text:p>\uE3CD\uE3CE\uE3CF\uE3D1\uE3D2\uE3D3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" table:formula="of:=[.Q8]&amp;&quot;'&quot;&amp;[.P9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#4/G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number-columns-repeated="2" table:style-name="ce10"/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D7</text:p>
          </table:table-cell>
          <table:table-cell table:style-name="ce10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N10]-69)/12)*440" table:style-name="ce10">
            <text:p><text:s/>370<text:s/></text:p>
          </table:table-cell>
          <table:table-cell office:value-type="string" office:string-value="\uE3CD\uE3CE\uE3CF\uE3D1\uE3D2\uE3D5\uE3D6\uE3D7" table:formula="of:=COM.MICROSOFT.CONCAT([.B10:.L10])" table:style-name="ce5">
            <text:p>\uE3CD\uE3CE\uE3CF\uE3D1\uE3D2\uE3D5\uE3D6\uE3D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" table:formula="of:=[.Q9]&amp;&quot;'&quot;&amp;[.P10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number-columns-repeated="4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N11]-69)/12)*440" table:style-name="ce10">
            <text:p><text:s/>392<text:s/></text:p>
          </table:table-cell>
          <table:table-cell office:value-type="string" office:string-value="\uE3CD\uE3CE\uE3CF\uE3D1\uE3D2\uE427" table:formula="of:=COM.MICROSOFT.CONCAT([.B11:.L11])" table:style-name="ce5">
            <text:p>\uE3CD\uE3CE\uE3CF\uE3D1\uE3D2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" table:formula="of:=[.Q10]&amp;&quot;'&quot;&amp;[.P11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#4/A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table:number-columns-repeated="2"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table:number-columns-repeated="2" table:style-name="ce10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N12]-69)/12)*440" table:style-name="ce10">
            <text:p><text:s/>415<text:s/></text:p>
          </table:table-cell>
          <table:table-cell office:value-type="string" office:string-value="\uE3CD\uE3CE\uE3CF\uE3D1\uE3D3\uE3D5\uE3D6" table:formula="of:=COM.MICROSOFT.CONCAT([.B12:.L12])" table:style-name="ce5">
            <text:p>\uE3CD\uE3CE\uE3CF\uE3D1\uE3D3\uE3D5\uE3D6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" table:formula="of:=[.Q11]&amp;&quot;'&quot;&amp;[.P12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table:number-columns-repeated="5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69" table:style-name="ce1">
            <text:p>69</text:p>
          </table:table-cell>
          <table:table-cell office:value-type="float" office:value="440" table:formula="of:=POWER(2;([.N13]-69)/12)*440" table:style-name="ce10">
            <text:p><text:s/>440<text:s/></text:p>
          </table:table-cell>
          <table:table-cell office:value-type="string" office:string-value="\uE3CD\uE3CE\uE3CF\uE3D1\uE427" table:formula="of:=COM.MICROSOFT.CONCAT([.B13:.L13])" table:style-name="ce5">
            <text:p>\uE3CD\uE3CE\uE3CF\uE3D1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" table:formula="of:=[.Q12]&amp;&quot;'&quot;&amp;[.P13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#4/B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table:number-columns-repeated="6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N14]-69)/12)*440" table:style-name="ce10">
            <text:p><text:s/>466<text:s/></text:p>
          </table:table-cell>
          <table:table-cell office:value-type="string" office:string-value="\uE3CD\uE3CE\uE3CF\uE427" table:formula="of:=COM.MICROSOFT.CONCAT([.B14:.L14])" table:style-name="ce5">
            <text:p>\uE3CD\uE3CE\uE3CF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" table:formula="of:=[.Q13]&amp;&quot;'&quot;&amp;[.P14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4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table:style-name="ce10"/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table:number-columns-repeated="2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N15]-69)/12)*440" table:style-name="ce10">
            <text:p><text:s/>494<text:s/></text:p>
          </table:table-cell>
          <table:table-cell office:value-type="string" office:string-value="\uE3CD\uE3CE\uE3D1\uE3D2\uE3D3\uE427" table:formula="of:=COM.MICROSOFT.CONCAT([.B15:.L15])" table:style-name="ce5">
            <text:p>\uE3CD\uE3CE\uE3D1\uE3D2\uE3D3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'\uE3CD\uE3CE\uE3D1\uE3D2\uE3D3\uE427'," table:formula="of:=[.Q14]&amp;&quot;'&quot;&amp;[.P15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'\uE3CD\uE3CE\uE3D1\uE3D2\uE3D3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5</text:p>
          </table:table-cell>
          <table:table-cell table:style-name="ce10"/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table:number-columns-repeated="7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N16]-69)/12)*440" table:style-name="ce10">
            <text:p><text:s/>523<text:s/></text:p>
          </table:table-cell>
          <table:table-cell office:value-type="string" office:string-value="\uE3CD\uE3CE\uE427" table:formula="of:=COM.MICROSOFT.CONCAT([.B16:.L16])" table:style-name="ce5">
            <text:p>\uE3CD\uE3CE\uE427</text:p>
          </table:table-cell>
          <table:table-cell office:value-type="string" office:string-value="'\uE3CD\uE3CE\uE427'," table:formula="of:=&quot;'&quot;&amp;[.P16]&amp;&quot;',&quot;" table:style-name="ce1">
            <text:p>'\uE3CD\uE3CE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#5/Db5</text:p>
          </table:table-cell>
          <table:table-cell table:style-name="ce10"/>
          <table:table-cell office:value-type="string" table:style-name="ce10">
            <text:p>\uE3CD</text:p>
          </table:table-cell>
          <table:table-cell table:style-name="ce10"/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number-columns-repeated="4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N17]-69)/12)*440" table:style-name="ce10">
            <text:p><text:s/>554<text:s/></text:p>
          </table:table-cell>
          <table:table-cell office:value-type="string" office:string-value="\uE3CD\uE3CF\uE3D1\uE3D2\uE427" table:formula="of:=COM.MICROSOFT.CONCAT([.B17:.L17])" table:style-name="ce5">
            <text:p>\uE3CD\uE3CF\uE3D1\uE3D2\uE427</text:p>
          </table:table-cell>
          <table:table-cell office:value-type="string" office:string-value="'\uE3CD\uE3CE\uE427','\uE3CD\uE3CF\uE3D1\uE3D2\uE427'," table:formula="of:=[.Q16]&amp;&quot;'&quot;&amp;[.P17]&amp;&quot;',&quot;" table:style-name="ce1">
            <text:p>'\uE3CD\uE3CE\uE427','\uE3CD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</text:p>
          </table:table-cell>
          <table:table-cell table:style-name="ce10"/>
          <table:table-cell office:value-type="string" table:style-name="ce10">
            <text:p>\uE3CD</text:p>
          </table:table-cell>
          <table:table-cell table:number-columns-repeated="8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N18]-69)/12)*440" table:style-name="ce10">
            <text:p><text:s/>587<text:s/></text:p>
          </table:table-cell>
          <table:table-cell office:value-type="string" office:string-value="\uE3CD\uE427" table:formula="of:=COM.MICROSOFT.CONCAT([.B18:.L18])" table:style-name="ce5">
            <text:p>\uE3CD\uE427</text:p>
          </table:table-cell>
          <table:table-cell office:value-type="string" office:string-value="'\uE3CD\uE3CE\uE427','\uE3CD\uE3CF\uE3D1\uE3D2\uE427','\uE3CD\uE427'," table:formula="of:=[.Q17]&amp;&quot;'&quot;&amp;[.P18]&amp;&quot;',&quot;" table:style-name="ce1">
            <text:p>'\uE3CD\uE3CE\uE427','\uE3CD\uE3CF\uE3D1\uE3D2\uE427','\uE3CD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0"/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number-columns-repeated="4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N19]-69)/12)*440" table:style-name="ce10">
            <text:p><text:s/>622<text:s/></text:p>
          </table:table-cell>
          <table:table-cell office:value-type="string" office:string-value="\uE3CE\uE3CF\uE3D1\uE3D2\uE427" table:formula="of:=COM.MICROSOFT.CONCAT([.B19:.L19])" table:style-name="ce5">
            <text:p>\uE3CE\uE3CF\uE3D1\uE3D2\uE427</text:p>
          </table:table-cell>
          <table:table-cell office:value-type="string" office:string-value="'\uE3CD\uE3CE\uE427','\uE3CD\uE3CF\uE3D1\uE3D2\uE427','\uE3CD\uE427','\uE3CE\uE3CF\uE3D1\uE3D2\uE427'," table:formula="of:=[.Q18]&amp;&quot;'&quot;&amp;[.P19]&amp;&quot;',&quot;" table:style-name="ce1">
            <text:p>'\uE3CD\uE3CE\uE427','\uE3CD\uE3CF\uE3D1\uE3D2\uE427','\uE3CD\uE427','\uE3CE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2" table:style-name="ce10"/>
          <table:table-cell office:value-type="string" table:style-name="ce10">
            <text:p>\uE3CE</text:p>
          </table:table-cell>
          <table:table-cell table:number-columns-repeated="7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N20]-69)/12)*440" table:style-name="ce10">
            <text:p><text:s/>659<text:s/></text:p>
          </table:table-cell>
          <table:table-cell office:value-type="string" office:string-value="\uE3CE\uE427" table:formula="of:=COM.MICROSOFT.CONCAT([.B20:.L20])" table:style-name="ce5">
            <text:p>\uE3CE\uE427</text:p>
          </table:table-cell>
          <table:table-cell office:value-type="string" office:string-value="'\uE3CD\uE3CE\uE427','\uE3CD\uE3CF\uE3D1\uE3D2\uE427','\uE3CD\uE427','\uE3CE\uE3CF\uE3D1\uE3D2\uE427','\uE3CE\uE427'," table:formula="of:=[.Q19]&amp;&quot;'&quot;&amp;[.P20]&amp;&quot;',&quot;" table:style-name="ce1">
            <text:p>'\uE3CD\uE3CE\uE427','\uE3CD\uE3CF\uE3D1\uE3D2\uE427','\uE3CD\uE427','\uE3CE\uE3CF\uE3D1\uE3D2\uE427','\uE3CE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0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N21]-69)/12)*440" table:style-name="ce10">
            <text:p><text:s/>698<text:s/></text:p>
          </table:table-cell>
          <table:table-cell office:value-type="string" office:string-value="\uE427" table:formula="of:=COM.MICROSOFT.CONCAT([.B21:.L21])" table:style-name="ce5">
            <text:p>\uE427</text:p>
          </table:table-cell>
          <table:table-cell office:value-type="string" office:string-value="'\uE3CD\uE3CE\uE427','\uE3CD\uE3CF\uE3D1\uE3D2\uE427','\uE3CD\uE427','\uE3CE\uE3CF\uE3D1\uE3D2\uE427','\uE3CE\uE427','\uE427'," table:formula="of:=[.Q20]&amp;&quot;'&quot;&amp;[.P21]&amp;&quot;',&quot;" table:style-name="ce1">
            <text:p>'\uE3CD\uE3CE\uE427','\uE3CD\uE3CF\uE3D1\uE3D2\uE427','\uE3CD\uE427','\uE3CE\uE3CF\uE3D1\uE3D2\uE427','\uE3CE\uE427','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0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78" table:style-name="ce1">
            <text:p>78</text:p>
          </table:table-cell>
          <table:table-cell office:value-type="float" office:value="739.9888454232688" table:formula="of:=POWER(2;([.N22]-69)/12)*440" table:style-name="ce10">
            <text:p><text:s/>740<text:s/></text:p>
          </table:table-cell>
          <table:table-cell office:value-type="string" office:string-value="\uE427" table:formula="of:=COM.MICROSOFT.CONCAT([.B22:.L22])" table:style-name="ce5">
            <text:p>\uE427</text:p>
          </table:table-cell>
          <table:table-cell office:value-type="string" office:string-value="'\uE3CD\uE3CE\uE427','\uE3CD\uE3CF\uE3D1\uE3D2\uE427','\uE3CD\uE427','\uE3CE\uE3CF\uE3D1\uE3D2\uE427','\uE3CE\uE427','\uE427','\uE427'," table:formula="of:=[.Q21]&amp;&quot;'&quot;&amp;[.P22]&amp;&quot;',&quot;" table:style-name="ce1">
            <text:p>'\uE3CD\uE3CE\uE427','\uE3CD\uE3CF\uE3D1\uE3D2\uE427','\uE3CD\uE427','\uE3CE\uE3CF\uE3D1\uE3D2\uE427','\uE3CE\uE427','\uE427','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0">
            <text:p>\uE43F</text:p>
          </table:table-cell>
          <table:table-cell table:style-name="ce10"/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D7</text:p>
          </table:table-cell>
          <table:table-cell table:style-name="ce10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N23]-69)/12)*440" table:style-name="ce10">
            <text:p><text:s/>784<text:s/></text:p>
          </table:table-cell>
          <table:table-cell office:value-type="string" office:string-value="\uE43F\uE3CE\uE3CF\uE3D1\uE3D2\uE3D3\uE3D5\uE3D6\uE3D7" table:formula="of:=COM.MICROSOFT.CONCAT([.B23:.L23])" table:style-name="ce5">
            <text:p>\uE43F\uE3CE\uE3CF\uE3D1\uE3D2\uE3D3\uE3D5\uE3D6\uE3D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" table:formula="of:=[.Q22]&amp;&quot;'&quot;&amp;[.P23]&amp;&quot;',&quot;" table:style-name="ce1">
            <text:p>'\uE3CD\uE3CE\uE427','\uE3CD\uE3CF\uE3D1\uE3D2\uE427','\uE3CD\uE427','\uE3CE\uE3CF\uE3D1\uE3D2\uE427','\uE3CE\uE427','\uE427','\uE427','\uE43F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office:value-type="string" table:style-name="ce10">
            <text:p>\uE3E7</text:p>
          </table:table-cell>
          <table:table-cell table:style-name="ce10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N24]-69)/12)*440" table:style-name="ce10">
            <text:p><text:s/>831<text:s/></text:p>
          </table:table-cell>
          <table:table-cell office:value-type="string" office:string-value="\uE43F\uE3CD\uE3CE\uE3CF\uE3D1\uE3D2\uE3D3\uE3D5\uE3D6\uE3E7" table:formula="of:=COM.MICROSOFT.CONCAT([.B24:.L24])" table:style-name="ce5">
            <text:p>\uE43F\uE3CD\uE3CE\uE3CF\uE3D1\uE3D2\uE3D3\uE3D5\uE3D6\uE3E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" table:formula="of:=[.Q23]&amp;&quot;'&quot;&amp;[.P24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office:value-type="string" table:style-name="ce10">
            <text:p>\uE3D6</text:p>
          </table:table-cell>
          <table:table-cell table:number-columns-repeated="2" table:style-name="ce10"/>
          <table:table-cell office:value-type="float" office:value="81" table:style-name="ce1">
            <text:p>81</text:p>
          </table:table-cell>
          <table:table-cell office:value-type="float" office:value="880" table:formula="of:=POWER(2;([.N25]-69)/12)*440" table:style-name="ce10">
            <text:p><text:s/>880<text:s/></text:p>
          </table:table-cell>
          <table:table-cell office:value-type="string" office:string-value="\uE43F\uE3CD\uE3CE\uE3CF\uE3D1\uE3D2\uE3D3\uE3D5\uE3D6" table:formula="of:=COM.MICROSOFT.CONCAT([.B25:.L25])" table:style-name="ce5">
            <text:p>\uE43F\uE3CD\uE3CE\uE3CF\uE3D1\uE3D2\uE3D3\uE3D5\uE3D6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" table:formula="of:=[.Q24]&amp;&quot;'&quot;&amp;[.P25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office:value-type="string" table:style-name="ce10">
            <text:p>\uE3D5</text:p>
          </table:table-cell>
          <table:table-cell table:style-name="ce10"/>
          <table:table-cell office:value-type="string" table:style-name="ce10">
            <text:p>\uE3D7</text:p>
          </table:table-cell>
          <table:table-cell table:style-name="ce10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N26]-69)/12)*440" table:style-name="ce10">
            <text:p><text:s/>932<text:s/></text:p>
          </table:table-cell>
          <table:table-cell office:value-type="string" office:string-value="\uE43F\uE3CD\uE3CE\uE3CF\uE3D1\uE3D2\uE3D3\uE3D5\uE3D7" table:formula="of:=COM.MICROSOFT.CONCAT([.B26:.L26])" table:style-name="ce5">
            <text:p>\uE43F\uE3CD\uE3CE\uE3CF\uE3D1\uE3D2\uE3D3\uE3D5\uE3D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" table:formula="of:=[.Q25]&amp;&quot;'&quot;&amp;[.P26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style-name="ce10"/>
          <table:table-cell office:value-type="string" table:style-name="ce10">
            <text:p>\uE3D3</text:p>
          </table:table-cell>
          <table:table-cell table:number-columns-repeated="4" table:style-name="ce10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N27]-69)/12)*440" table:style-name="ce10">
            <text:p><text:s/>988<text:s/></text:p>
          </table:table-cell>
          <table:table-cell office:value-type="string" office:string-value="\uE43F\uE3CD\uE3CE\uE3CF\uE3D1\uE3D2\uE3D3" table:formula="of:=COM.MICROSOFT.CONCAT([.B27:.L27])" table:style-name="ce5">
            <text:p>\uE43F\uE3CD\uE3CE\uE3CF\uE3D1\uE3D2\uE3D3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" table:formula="of:=[.Q26]&amp;&quot;'&quot;&amp;[.P27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0">
            <text:p>\uE43F</text:p>
          </table:table-cell>
          <table:table-cell office:value-type="string" table:style-name="ce10">
            <text:p>\uE3CD</text:p>
          </table:table-cell>
          <table:table-cell office:value-type="string" table:style-name="ce10">
            <text:p>\uE3CE</text:p>
          </table:table-cell>
          <table:table-cell office:value-type="string" table:style-name="ce10">
            <text:p>\uE3CF</text:p>
          </table:table-cell>
          <table:table-cell office:value-type="string" table:style-name="ce10">
            <text:p>\uE3D1</text:p>
          </table:table-cell>
          <table:table-cell office:value-type="string" table:style-name="ce10">
            <text:p>\uE3D2</text:p>
          </table:table-cell>
          <table:table-cell table:number-columns-repeated="4" table:style-name="ce10"/>
          <table:table-cell office:value-type="string" table:style-name="ce10">
            <text:p>\uE427</text:p>
          </table:table-cell>
          <table:table-cell table:style-name="ce10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N28]-69)/12)*440" table:style-name="ce10">
            <text:p><text:s/>1.047<text:s/></text:p>
          </table:table-cell>
          <table:table-cell office:value-type="string" office:string-value="\uE43F\uE3CD\uE3CE\uE3CF\uE3D1\uE3D2\uE427" table:formula="of:=COM.MICROSOFT.CONCAT([.B28:.L28])" table:style-name="ce5">
            <text:p>\uE43F\uE3CD\uE3CE\uE3CF\uE3D1\uE3D2\uE42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'\uE43F\uE3CD\uE3CE\uE3CF\uE3D1\uE3D2\uE427'," table:formula="of:=[.Q27]&amp;&quot;'&quot;&amp;[.P28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'\uE43F\uE3CD\uE3CE\uE3CF\uE3D1\uE3D2\uE427',</text:p>
          </table:table-cell>
          <table:table-cell table:number-columns-repeated="16367"/>
        </table:table-row>
        <table:table-row table:number-rows-repeated="4" table:style-name="ro1">
          <table:table-cell table:style-name="ce1"/>
          <table:table-cell table:number-columns-repeated="12" table:style-name="ce10"/>
          <table:table-cell table:number-columns-repeated="16371" table:style-name="ce1"/>
        </table:table-row>
        <table:table-row table:number-rows-repeated="4" table:style-name="ro1">
          <table:table-cell/>
          <table:table-cell table:number-columns-repeated="12" table:style-name="ce10"/>
          <table:table-cell table:number-columns-repeated="1637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Microsoft Office User</meta:initial-creator>
    <dc:creator>Microsoft Office User</dc:creator>
    <meta:creation-date>2019-07-29T19:20:48Z</meta:creation-date>
    <dc:date>2020-01-21T10:30:39Z</dc:date>
    <meta:editing-cycles>4</meta:editing-cycles>
    <meta:editing-duration>PT18665S</meta:editing-duration>
  </office:meta>
</office:document-meta>
</file>